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iberation Sans1" svg:font-family="'Liberation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0c31e" officeooo:paragraph-rsid="0000c31e"/>
    </style:style>
    <style:style style:name="P2" style:family="paragraph" style:parent-style-name="Standard">
      <style:text-properties officeooo:rsid="000386d0" officeooo:paragraph-rsid="000386d0"/>
    </style:style>
    <style:style style:name="P3" style:family="paragraph" style:parent-style-name="Standard">
      <style:text-properties officeooo:rsid="00054448" officeooo:paragraph-rsid="00054448"/>
    </style:style>
    <style:style style:name="P4" style:family="paragraph" style:parent-style-name="Standard">
      <style:text-properties style:text-outline="false" style:text-line-through-style="none" style:text-line-through-type="none" style:font-name="Lohit Hindi" fo:font-size="12.5pt" fo:font-style="normal" fo:text-shadow="none" style:text-underline-style="none" fo:font-weight="normal" officeooo:rsid="00054448" officeooo:paragraph-rsid="00054448" style:font-size-asian="12.5pt" style:font-style-asian="normal" style:font-weight-asian="normal" style:text-emphasize="none"/>
    </style:style>
    <style:style style:name="P5" style:family="paragraph" style:parent-style-name="Standard">
      <style:text-properties officeooo:rsid="0005a0eb" officeooo:paragraph-rsid="0005a0eb"/>
    </style:style>
    <style:style style:name="T1" style:family="text">
      <style:text-properties officeooo:rsid="00054448"/>
    </style:style>
    <style:style style:name="T2" style:family="text">
      <style:text-properties style:text-outline="false" style:text-line-through-style="none" style:text-line-through-type="none" style:font-name="Lohit Hind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ohit Hindi" fo:font-size="12.5pt" fo:font-style="normal" fo:text-shadow="none" style:text-underline-style="none" fo:font-weight="normal" officeooo:rsid="00054448" style:font-size-asian="12.5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ji Cookbook:</text:p>
      <text:p text:style-name="P1"><text:bookmark-start text:name="__DdeLink__1_2129460080"/>http://fiji.sc/Cookbook</text:p>
      <text:p text:style-name="P1"><text:bookmark-end text:name="__DdeLink__1_2129460080"/></text:p>
      <text:p text:style-name="P1">The old : imageJ for Microscopy</text:p>
      <text:p text:style-name="P1"><text:a xlink:type="simple" xlink:href="http://fiji.sc/MBF_Plugin_Collection">http://fiji.sc/MBF_Plugin_Collection</text:a></text:p>
      <text:p text:style-name="P1"><text:span text:style-name="T3">To Read: </text:span><text:a xlink:type="simple" xlink:href="http://www.biodip.de/wiki/Teaching_Material#IPF_Image_Processing_Courses"><text:span text:style-name="T2">http://www.biodip.de/wiki/Teaching_Material#IPF_Image_Processing_Courses</text:span></text:a></text:p>
      <text:p text:style-name="P3"><text:a xlink:type="simple" xlink:href="http://fiji.sc/Colocalization_-_hardware_setup_and_image_acquisition"><text:span text:style-name="T2">http://fiji.sc/Colocalization_-_hardware_setup_and_image_acquisition</text:span></text:a></text:p>
      <text:p text:style-name="P3"><text:a xlink:type="simple" xlink:href="http://fiji.sc/SpatialCalibration"><text:span text:style-name="T2">http://fiji.sc/SpatialCalibration</text:span></text:a></text:p>
      <text:p text:style-name="P4">http://www.svi.nl/NyquistCalculator</text:p>
      <text:p text:style-name="P1"/>
      <text:p text:style-name="P1"/>
      <text:p text:style-name="P2"><text:span text:style-name="T1">REDO</text:span>: Colocalization Analysis</text:p>
      <text:p text:style-name="P3">NEXT: Try Coloc2</text:p>
      <text:p text:style-name="P3"><text:s/><text:a xlink:type="simple" xlink:href="http://fiji.sc/Coloc2">http://fiji.sc/Coloc2</text:a> and the other 2 plugins; (install Fiji); To Reread Section</text:p>
      <text:p text:style-name="P5">Open Fiji : Analyze → Colocalization → Coloc2 (open sample, find bioformats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iberation Sans1" svg:font-family="'Liberation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7-13T14:55:03.601405052</meta:creation-date>
    <dc:date>2014-09-11T17:26:40.080935215</dc:date>
    <dc:creator>Mohamed Tleis</dc:creator>
    <meta:editing-duration>PT2M47S</meta:editing-duration>
    <meta:editing-cycles>4</meta:editing-cycles>
    <meta:generator>LibreOffice/4.2.5.2$Linux_X86_64 LibreOffice_project/420m0$Build-2</meta:generator>
    <meta:document-statistic meta:table-count="0" meta:image-count="0" meta:object-count="0" meta:page-count="1" meta:paragraph-count="12" meta:word-count="45" meta:character-count="523" meta:non-whitespace-character-count="489"/>
  </office:meta>
</office:document-meta>
</file>